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277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fo:min-height="0.412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27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164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27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164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28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1.234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323cm" draw:marker-start-center="false" draw:marker-end-width="0.32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3cm" svg:stroke-color="#000000" draw:marker-start-width="0.266cm" draw:marker-start-center="false" draw:marker-end-width="0.266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294cm" svg:height="0.662cm" svg:x="11.413cm" svg:y="14.098cm">
          <draw:text-box>
            <text:p text:style-name="P1"><text:span text:style-name="T1">A</text:span></text:p>
          </draw:text-box>
        </draw:frame>
        <draw:frame draw:style-name="gr2" draw:text-style-name="P2" draw:layer="layout" svg:width="0.297cm" svg:height="0.662cm" svg:x="8.859cm" svg:y="14.562cm">
          <draw:text-box>
            <text:p text:style-name="P1"><text:span text:style-name="T1">R</text:span></text:p>
          </draw:text-box>
        </draw:frame>
        <draw:frame draw:style-name="gr3" draw:text-style-name="P2" draw:layer="layout" svg:width="0.242cm" svg:height="0.662cm" svg:x="12.161cm" svg:y="15.365cm">
          <draw:text-box>
            <text:p text:style-name="P1"><text:span text:style-name="T1">T</text:span></text:p>
          </draw:text-box>
        </draw:frame>
        <draw:frame draw:style-name="gr4" draw:text-style-name="P2" draw:layer="layout" svg:width="1.362cm" svg:height="1.484cm" svg:x="10.624cm" svg:y="13.85cm">
          <draw:text-box>
            <text:p text:style-name="P1"><text:span text:style-name="T1">(d)</text:span></text:p>
          </draw:text-box>
        </draw:frame>
        <draw:line draw:style-name="gr5" draw:text-style-name="P3" draw:layer="layout" svg:x1="9.214cm" svg:y1="14.749cm" svg:x2="11.348cm" svg:y2="14.511cm">
          <text:p/>
        </draw:line>
        <draw:line draw:style-name="gr5" draw:text-style-name="P3" draw:layer="layout" svg:x1="11.346cm" svg:y1="14.511cm" svg:x2="12.057cm" svg:y2="15.58cm">
          <text:p/>
        </draw:line>
        <draw:line draw:style-name="gr5" draw:text-style-name="P3" draw:layer="layout" svg:x1="12.057cm" svg:y1="15.582cm" svg:x2="9.214cm" svg:y2="14.749cm">
          <text:p/>
        </draw:line>
        <draw:line draw:style-name="gr6" draw:text-style-name="P3" draw:layer="layout" svg:x1="11.499cm" svg:y1="13.998cm" svg:x2="11.007cm" svg:y2="15.668cm">
          <text:p/>
        </draw:line>
        <draw:line draw:style-name="gr5" draw:text-style-name="P3" draw:layer="layout" svg:x1="11.247cm" svg:y1="15.34cm" svg:x2="11.29cm" svg:y2="15.218cm">
          <text:p/>
        </draw:line>
        <draw:line draw:style-name="gr5" draw:text-style-name="P3" draw:layer="layout" svg:x1="11.297cm" svg:y1="15.226cm" svg:x2="11.149cm" svg:y2="15.1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0" draw:display-name="Dashed (var) 280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4T14:28:53.802513192</meta:creation-date>
    <dc:date>2018-06-14T14:33:29.098233687</dc:date>
    <dc:creator>BN </dc:creator>
    <meta:editing-duration>PT4M34S</meta:editing-duration>
    <meta:editing-cycles>2</meta:editing-cycles>
    <meta:generator>LibreOffice/4.3.3.2$Linux_X86_64 LibreOffice_project/430m0$Build-2</meta:generator>
    <meta:document-statistic meta:object-count="10"/>
  </office:meta>
</office:document-meta>
</file>